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1.183cm" fo:min-width="1.251cm" loext:decorative="false"/>
      <style:paragraph-properties style:writing-mode="lr-tb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1.251cm" loext:decorative="false"/>
      <style:paragraph-properties style:writing-mode="lr-tb"/>
    </style:style>
    <style:style style:name="gr3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1.251cm" loext:decorative="false"/>
      <style:paragraph-properties style:writing-mode="lr-tb"/>
    </style:style>
    <style:style style:name="gr4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1.568cm" loext:decorative="false"/>
      <style:paragraph-properties style:writing-mode="lr-tb"/>
    </style:style>
    <style:style style:name="gr5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1.886cm" loext:decorative="false"/>
      <style:paragraph-properties style:writing-mode="lr-tb"/>
    </style:style>
    <style:style style:name="gr6" style:family="graphic" style:parent-style-name="standard">
      <style:graphic-properties svg:stroke-color="#77bc65" draw:fill-color="#3faf46" draw:textarea-horizontal-align="justify" draw:textarea-vertical-align="middle" draw:auto-grow-height="false" fo:min-height="1.183cm" fo:min-width="1.885cm" loext:decorative="false"/>
      <style:paragraph-properties style:writing-mode="lr-tb"/>
    </style:style>
    <style:style style:name="gr7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1.886cm" loext:decorative="false"/>
      <style:paragraph-properties style:writing-mode="lr-tb"/>
    </style:style>
    <style:style style:name="gr8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2.521cm" loext:decorative="false"/>
      <style:paragraph-properties style:writing-mode="lr-tb"/>
    </style:style>
    <style:style style:name="gr9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2.203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1.885cm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1.885cm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1.885cm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1.885cm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1.885cm" loext:decorative="false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top" draw:auto-grow-height="false" fo:min-height="3.559cm" fo:min-width="2.04cm" loext:decorative="false"/>
      <style:paragraph-properties style:writing-mode="lr-tb"/>
    </style:style>
    <style:style style:name="gr49" style:family="graphic" style:parent-style-name="standard">
      <style:graphic-properties draw:fill-color="#2a6099" draw:textarea-horizontal-align="justify" draw:textarea-vertical-align="middle" draw:auto-grow-height="false" fo:min-height="0.323cm" fo:min-width="1.343cm" loext:decorative="false"/>
      <style:paragraph-properties style:writing-mode="lr-tb"/>
    </style:style>
    <style:style style:name="gr50" style:family="graphic" style:parent-style-name="standard">
      <style:graphic-properties svg:stroke-color="#ffbf00" draw:fill-color="#ffbf00" draw:textarea-horizontal-align="justify" draw:textarea-vertical-align="middle" draw:auto-grow-height="false" fo:min-height="0.323cm" fo:min-width="1.343cm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0.323cm" fo:min-width="1.343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2pt" style:font-size-complex="12pt"/>
    </style:style>
    <style:style style:name="P2" style:family="paragraph">
      <loext:graphic-properties draw:fill-color="#2a6099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-color="#ffbf00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-color="#3faf46"/>
      <style:paragraph-properties fo:text-align="center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style:font-name="Liberation Sans" fo:font-size="10pt" style:letter-kerning="true" style:font-name-asian="Noto Sans CJK SC" style:font-size-asian="12pt" style:font-name-complex="Noto Sans Devanagari" style:font-size-complex="12pt"/>
    </style:style>
    <style:style style:name="P6" style:family="paragraph">
      <loext:graphic-properties draw:fill-color="#3faf46"/>
      <style:paragraph-properties fo:text-align="center"/>
      <style:text-properties style:font-name="Liberation Sans" fo:font-size="10pt" style:letter-kerning="true" style:font-name-asian="Noto Sans CJK SC" style:font-size-asian="12pt" style:font-name-complex="Noto Sans Devanagari" style:font-size-complex="12pt"/>
    </style:style>
    <style:style style:name="P7" style:family="paragraph">
      <style:paragraph-properties fo:text-align="center"/>
      <style:text-properties style:font-name="Liberation Sans" fo:font-size="12pt" style:letter-kerning="true" style:font-name-asian="Noto Sans CJK SC" style:font-size-asian="12pt" style:font-name-complex="Noto Sans Devanagari" style:font-size-complex="12pt"/>
    </style:style>
    <style:style style:name="P8" style:family="paragraph">
      <loext:graphic-properties draw:fill-color="#3faf46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587cm" svg:x="1.635cm" svg:y="3.223cm">
          <text:p text:style-name="P1"><text:span text:style-name="T1">Input LiDAR </text:span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.905cm" svg:height="1.587cm" svg:x="7.35cm" svg:y="3.222cm">
          <text:p text:style-name="P1"><text:span text:style-name="T1">Clean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1.905cm" svg:height="1.587cm" svg:x="4.492cm" svg:y="3.222cm">
          <text:p text:style-name="P1"><text:span text:style-name="T1">Clean inpu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1.905cm" svg:height="1.587cm" svg:x="10.207cm" svg:y="3.222cm">
          <text:p text:style-name="P1"><text:span text:style-name="T1">Retil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222cm" svg:height="1.587cm" svg:x="13.065cm" svg:y="3.222cm">
          <text:p text:style-name="P1"><text:span text:style-name="T1">Retil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2.54cm" svg:height="1.587cm" svg:x="16.557cm" svg:y="3.222cm">
          <text:p text:style-name="P1"><text:span text:style-name="T1">Extract data C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2.54cm" svg:height="1.587cm" svg:x="13.065cm" svg:y="1.317cm">
          <text:p text:style-name="P1"><text:span text:style-name="T1">Generate supplied D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7" draw:id="id7" draw:layer="layout" svg:width="2.539cm" svg:height="1.587cm" svg:x="9.89cm" svg:y="1.317cm">
          <text:p text:style-name="P1"><text:span text:style-name="T1">Supplied D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2.222cm" svg:height="1.587cm" svg:x="16.558cm" svg:y="1.317cm">
          <text:p text:style-name="P1"><text:span text:style-name="T1">Data C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2.222cm" svg:height="1.587cm" svg:x="19.733cm" svg:y="3.223cm">
          <text:p text:style-name="P1"><text:span text:style-name="T1">Clean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2.54cm" svg:height="1.587cm" svg:x="22.59cm" svg:y="3.222cm">
          <text:p text:style-name="P1"><text:span text:style-name="T1">Filter no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2.54cm" svg:height="1.587cm" svg:x="25.765cm" svg:y="3.223cm">
          <text:p text:style-name="P1"><text:span text:style-name="T1">Denois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2.54cm" svg:height="1.587cm" svg:x="25.765cm" svg:y="5.445cm">
          <text:p text:style-name="P1"><text:span text:style-name="T1">Classify 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4" draw:id="id14" draw:layer="layout" svg:width="3.175cm" svg:height="1.587cm" svg:x="21.637cm" svg:y="5.445cm">
          <text:p text:style-name="P1"><text:span text:style-name="T1">Reclassifi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5" draw:id="id15" draw:layer="layout" svg:width="2.857cm" svg:height="1.587cm" svg:x="17.51cm" svg:y="5.445cm">
          <text:p text:style-name="P1"><text:span text:style-name="T1">Crop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6" draw:id="id16" draw:layer="layout" svg:width="3.175cm" svg:height="1.587cm" svg:x="12.747cm" svg:y="5.445cm">
          <text:p text:style-name="P1"><text:span text:style-name="T1">Cropp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8" draw:id="id18" draw:layer="layout" svg:width="2.857cm" svg:height="1.587cm" svg:x="4.354cm" svg:y="7.772cm">
          <text:p text:style-name="P1"><text:span text:style-name="T1">Generate DT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3" draw:id="id23" draw:layer="layout" svg:width="3.175cm" svg:height="1.587cm" svg:x="4.175cm" svg:y="10.207cm">
          <text:p text:style-name="P1"><text:span text:style-name="T1">DTM t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2" draw:id="id22" draw:layer="layout" svg:width="3.175cm" svg:height="1.587cm" svg:x="7.667cm" svg:y="10.208cm">
          <text:p text:style-name="P1"><text:span text:style-name="T1">DTM 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7" draw:id="id17" draw:layer="layout" svg:width="2.857cm" svg:height="1.587cm" svg:x="12.947cm" svg:y="7.755cm">
          <text:p text:style-name="P1"><text:span text:style-name="T1">Generate D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4" draw:id="id24" draw:layer="layout" svg:width="3.175cm" svg:height="1.587cm" svg:x="11.16cm" svg:y="10.208cm">
          <text:p text:style-name="P1"><text:span text:style-name="T1">DSM t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5" draw:id="id25" draw:layer="layout" svg:width="3.175cm" svg:height="1.587cm" svg:x="14.652cm" svg:y="10.208cm">
          <text:p text:style-name="P1"><text:span text:style-name="T1">DSM 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6" draw:id="id26" draw:layer="layout" svg:width="3.175cm" svg:height="1.587cm" svg:x="18.145cm" svg:y="10.207cm">
          <text:p text:style-name="P1"><text:span text:style-name="T1">DSM lspikef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9" draw:id="id19" draw:layer="layout" svg:width="2.857cm" svg:height="1.587cm" svg:x="21.638cm" svg:y="7.668cm">
          <text:p text:style-name="P1"><text:span text:style-name="T1">Analyze pulse dens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0" draw:id="id20" draw:layer="layout" svg:width="2.857cm" svg:height="1.587cm" svg:x="25.448cm" svg:y="7.667cm">
          <text:p text:style-name="P1"><text:span text:style-name="T1">Analyze scan 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30" draw:id="id30" draw:layer="layout" svg:width="3.175cm" svg:height="1.587cm" svg:x="21.637cm" svg:y="10.207cm">
          <text:p text:style-name="P5">Pulse density r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31" draw:id="id31" draw:layer="layout" svg:width="3.175cm" svg:height="1.587cm" svg:x="25.13cm" svg:y="10.208cm">
          <text:p text:style-name="P5">Scan angle r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7" draw:id="id27" draw:layer="layout" svg:width="2.857cm" svg:height="1.587cm" svg:x="9.572cm" svg:y="12.748cm">
          <text:p text:style-name="P1"><text:span text:style-name="T1">Generate C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28" draw:id="id28" draw:layer="layout" svg:width="3.175cm" svg:height="1.587cm" svg:x="6.08cm" svg:y="14.97cm">
          <text:p text:style-name="P5">CHM t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175cm" svg:height="1.587cm" svg:x="9.572cm" svg:y="14.97cm">
          <text:p text:style-name="P5">CHM high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9" draw:id="id29" draw:layer="layout" svg:width="3.175cm" svg:height="1.587cm" svg:x="13.065cm" svg:y="14.97cm">
          <text:p text:style-name="P5">CHM lspikef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1" draw:id="id21" draw:layer="layout" svg:width="3.175cm" svg:height="1.587cm" svg:x="0.682cm" svg:y="10.208cm">
          <text:p text:style-name="P7">DT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draw:layer="layout" draw:type="line" svg:x1="3.54cm" svg:y1="4.016cm" svg:x2="4.492cm" svg:y2="4.015cm" draw:start-shape="id1" draw:start-glue-point="1" draw:end-shape="id2" draw:end-glue-point="3" svg:d="M3540 4016l952-1" svg:viewBox="0 0 953 2">
          <text:p/>
        </draw:connector>
        <draw:connector draw:style-name="gr16" draw:text-style-name="P9" draw:layer="layout" draw:type="line" svg:x1="6.397cm" svg:y1="4.015cm" svg:x2="7.35cm" svg:y2="4.015cm" draw:start-shape="id2" draw:start-glue-point="1" draw:end-shape="id3" draw:end-glue-point="3" svg:d="M6397 4015h953" svg:viewBox="0 0 954 1">
          <text:p/>
        </draw:connector>
        <draw:connector draw:style-name="gr17" draw:text-style-name="P9" draw:layer="layout" draw:type="line" svg:x1="9.255cm" svg:y1="4.015cm" svg:x2="10.207cm" svg:y2="4.015cm" draw:start-shape="id3" draw:start-glue-point="1" draw:end-shape="id4" draw:end-glue-point="3" svg:d="M9255 4015h952" svg:viewBox="0 0 953 1">
          <text:p/>
        </draw:connector>
        <draw:connector draw:style-name="gr18" draw:text-style-name="P9" draw:layer="layout" draw:type="line" svg:x1="12.112cm" svg:y1="4.015cm" svg:x2="13.065cm" svg:y2="4.015cm" draw:start-shape="id4" draw:start-glue-point="1" draw:end-shape="id5" draw:end-glue-point="3" svg:d="M12112 4015h953" svg:viewBox="0 0 954 1">
          <text:p/>
        </draw:connector>
        <draw:connector draw:style-name="gr19" draw:text-style-name="P9" draw:layer="layout" draw:type="line" svg:x1="14.176cm" svg:y1="3.222cm" svg:x2="14.335cm" svg:y2="2.904cm" draw:start-shape="id5" draw:start-glue-point="0" draw:end-shape="id6" svg:d="M14176 3222l159-318" svg:viewBox="0 0 160 319">
          <text:p/>
        </draw:connector>
        <draw:connector draw:style-name="gr20" draw:text-style-name="P9" draw:layer="layout" draw:type="line" svg:x1="13.065cm" svg:y1="2.11cm" svg:x2="12.429cm" svg:y2="2.11cm" draw:start-shape="id6" draw:start-glue-point="3" draw:end-shape="id7" draw:end-glue-point="1" svg:d="M13065 2110h-636" svg:viewBox="0 0 637 1">
          <text:p/>
        </draw:connector>
        <draw:connector draw:style-name="gr21" draw:text-style-name="P9" draw:layer="layout" draw:type="line" svg:x1="15.287cm" svg:y1="4.015cm" svg:x2="16.557cm" svg:y2="4.015cm" draw:start-shape="id5" draw:start-glue-point="1" draw:end-shape="id8" draw:end-glue-point="3" svg:d="M15287 4015h1270" svg:viewBox="0 0 1271 1">
          <text:p/>
        </draw:connector>
        <draw:connector draw:style-name="gr22" draw:text-style-name="P9" draw:layer="layout" draw:type="line" svg:x1="17.827cm" svg:y1="3.222cm" svg:x2="17.669cm" svg:y2="2.904cm" draw:start-shape="id8" draw:start-glue-point="0" draw:end-shape="id9" svg:d="M17827 3222l-158-318" svg:viewBox="0 0 159 319">
          <text:p/>
        </draw:connector>
        <draw:connector draw:style-name="gr23" draw:text-style-name="P9" draw:layer="layout" draw:type="line" svg:x1="19.097cm" svg:y1="4.015cm" svg:x2="19.733cm" svg:y2="4.016cm" draw:start-shape="id8" draw:start-glue-point="1" draw:end-shape="id10" draw:end-glue-point="3" svg:d="M19097 4015l636 1" svg:viewBox="0 0 637 2">
          <text:p/>
        </draw:connector>
        <draw:connector draw:style-name="gr24" draw:text-style-name="P9" draw:layer="layout" draw:type="line" svg:x1="21.955cm" svg:y1="4.016cm" svg:x2="22.59cm" svg:y2="4.015cm" draw:start-shape="id10" draw:start-glue-point="1" draw:end-shape="id11" draw:end-glue-point="3" svg:d="M21955 4016l635-1" svg:viewBox="0 0 636 2">
          <text:p/>
        </draw:connector>
        <draw:connector draw:style-name="gr25" draw:text-style-name="P9" draw:layer="layout" draw:type="line" svg:x1="25.13cm" svg:y1="4.015cm" svg:x2="25.765cm" svg:y2="4.016cm" draw:start-shape="id11" draw:start-glue-point="1" draw:end-shape="id12" draw:end-glue-point="3" svg:d="M25130 4015l635 1" svg:viewBox="0 0 636 2">
          <text:p/>
        </draw:connector>
        <draw:connector draw:style-name="gr26" draw:text-style-name="P9" draw:layer="layout" draw:type="line" svg:x1="27.035cm" svg:y1="4.81cm" svg:x2="27.035cm" svg:y2="5.445cm" draw:start-shape="id12" draw:start-glue-point="2" draw:end-shape="id13" draw:end-glue-point="0" svg:d="M27035 4810v635" svg:viewBox="0 0 1 636">
          <text:p/>
        </draw:connector>
        <draw:connector draw:style-name="gr27" draw:text-style-name="P9" draw:layer="layout" draw:type="line" svg:x1="25.765cm" svg:y1="6.238cm" svg:x2="24.812cm" svg:y2="6.238cm" draw:start-shape="id13" draw:start-glue-point="3" draw:end-shape="id14" draw:end-glue-point="1" svg:d="M25765 6238h-953" svg:viewBox="0 0 954 1">
          <text:p/>
        </draw:connector>
        <draw:connector draw:style-name="gr28" draw:text-style-name="P9" draw:layer="layout" draw:type="line" svg:x1="21.637cm" svg:y1="6.238cm" svg:x2="20.367cm" svg:y2="6.238cm" draw:start-shape="id14" draw:start-glue-point="3" draw:end-shape="id15" draw:end-glue-point="1" svg:d="M21637 6238h-1270" svg:viewBox="0 0 1271 1">
          <text:p/>
        </draw:connector>
        <draw:connector draw:style-name="gr29" draw:text-style-name="P9" draw:layer="layout" draw:type="line" svg:x1="17.51cm" svg:y1="6.238cm" svg:x2="15.922cm" svg:y2="6.238cm" draw:start-shape="id15" draw:start-glue-point="3" draw:end-shape="id16" draw:end-glue-point="1" svg:d="M17510 6238h-1588" svg:viewBox="0 0 1589 1">
          <text:p/>
        </draw:connector>
        <draw:connector draw:style-name="gr30" draw:text-style-name="P9" draw:layer="layout" draw:type="line" svg:x1="14.334cm" svg:y1="7.032cm" svg:x2="14.375cm" svg:y2="7.755cm" draw:start-shape="id16" draw:start-glue-point="2" draw:end-shape="id17" draw:end-glue-point="0" svg:d="M14334 7032l41 723" svg:viewBox="0 0 42 724">
          <text:p/>
        </draw:connector>
        <draw:connector draw:style-name="gr31" draw:text-style-name="P9" draw:layer="layout" draw:type="lines" draw:line-skew="-0.501cm" svg:x1="14.334cm" svg:y1="7.032cm" svg:x2="5.782cm" svg:y2="7.772cm" draw:start-shape="id16" draw:start-glue-point="2" draw:end-shape="id18" draw:end-glue-point="0" svg:d="M14334 7032l-8552 238v502" svg:viewBox="0 0 8553 741">
          <text:p/>
        </draw:connector>
        <draw:connector draw:style-name="gr32" draw:text-style-name="P9" draw:layer="layout" draw:type="lines" draw:line-skew="-0.501cm" svg:x1="14.334cm" svg:y1="7.032cm" svg:x2="23.066cm" svg:y2="7.668cm" draw:start-shape="id16" draw:start-glue-point="2" draw:end-shape="id19" draw:end-glue-point="0" svg:d="M14334 7032l8732 134v502" svg:viewBox="0 0 8733 637">
          <text:p/>
        </draw:connector>
        <draw:connector draw:style-name="gr33" draw:text-style-name="P9" draw:layer="layout" draw:type="lines" draw:line-skew="-0.501cm" svg:x1="14.334cm" svg:y1="7.032cm" svg:x2="26.876cm" svg:y2="7.667cm" draw:start-shape="id16" draw:start-glue-point="2" draw:end-shape="id20" draw:end-glue-point="0" svg:d="M14334 7032l12542 133v502" svg:viewBox="0 0 12543 636">
          <text:p/>
        </draw:connector>
        <draw:connector draw:style-name="gr34" draw:text-style-name="P9" draw:layer="layout" draw:type="lines" draw:line-skew="-0.501cm" svg:x1="5.782cm" svg:y1="9.359cm" svg:x2="2.269cm" svg:y2="10.208cm" draw:start-shape="id18" draw:start-glue-point="2" draw:end-shape="id21" draw:end-glue-point="0" svg:d="M5782 9359l-3513 347v502" svg:viewBox="0 0 3514 850">
          <text:p/>
        </draw:connector>
        <draw:connector draw:style-name="gr35" draw:text-style-name="P9" draw:layer="layout" draw:type="lines" draw:line-skew="-0.501cm" svg:x1="5.782cm" svg:y1="9.359cm" svg:x2="9.254cm" svg:y2="10.208cm" draw:start-shape="id18" draw:start-glue-point="2" draw:end-shape="id22" draw:end-glue-point="0" svg:d="M5782 9359l3472 347v502" svg:viewBox="0 0 3473 850">
          <text:p/>
        </draw:connector>
        <draw:connector draw:style-name="gr36" draw:text-style-name="P9" draw:layer="layout" draw:type="line" svg:x1="5.782cm" svg:y1="9.359cm" svg:x2="5.762cm" svg:y2="10.207cm" draw:start-shape="id18" draw:start-glue-point="2" draw:end-shape="id23" draw:end-glue-point="0" svg:d="M5782 9359l-20 848" svg:viewBox="0 0 21 849">
          <text:p/>
        </draw:connector>
        <draw:connector draw:style-name="gr37" draw:text-style-name="P9" draw:layer="layout" draw:type="lines" draw:line-skew="-0.271cm" svg:x1="14.375cm" svg:y1="9.342cm" svg:x2="12.747cm" svg:y2="10.208cm" draw:start-shape="id17" draw:start-glue-point="2" draw:end-shape="id24" draw:end-glue-point="0" svg:d="M14375 9342v230l-1628 134v502" svg:viewBox="0 0 1629 867">
          <text:p/>
        </draw:connector>
        <draw:connector draw:style-name="gr38" draw:text-style-name="P9" draw:layer="layout" draw:type="lines" draw:line-skew="-0.271cm" svg:x1="14.375cm" svg:y1="9.342cm" svg:x2="16.239cm" svg:y2="10.208cm" draw:start-shape="id17" draw:start-glue-point="2" draw:end-shape="id25" draw:end-glue-point="0" svg:d="M14375 9342v230l1864 134v502" svg:viewBox="0 0 1865 867">
          <text:p/>
        </draw:connector>
        <draw:connector draw:style-name="gr39" draw:text-style-name="P9" draw:layer="layout" draw:type="lines" draw:line-skew="-0.271cm" svg:x1="14.375cm" svg:y1="9.342cm" svg:x2="19.732cm" svg:y2="10.207cm" draw:start-shape="id17" draw:start-glue-point="2" draw:end-shape="id26" draw:end-glue-point="0" svg:d="M14375 9342v230l5357 133v502" svg:viewBox="0 0 5358 866">
          <text:p/>
        </draw:connector>
        <draw:connector draw:style-name="gr40" draw:text-style-name="P9" draw:layer="layout" draw:type="lines" draw:line-skew="-0.501cm" svg:x1="11cm" svg:y1="14.335cm" svg:x2="7.667cm" svg:y2="14.97cm" draw:start-shape="id27" draw:start-glue-point="2" draw:end-shape="id28" draw:end-glue-point="0" svg:d="M11000 14335l-3333 133v502" svg:viewBox="0 0 3334 636">
          <text:p/>
        </draw:connector>
        <draw:connector draw:style-name="gr41" draw:text-style-name="P9" draw:layer="layout" draw:type="lines" draw:line-skew="-0.501cm" svg:x1="11cm" svg:y1="14.335cm" svg:x2="14.652cm" svg:y2="14.97cm" draw:start-shape="id27" draw:start-glue-point="2" draw:end-shape="id29" draw:end-glue-point="0" svg:d="M11000 14335l3652 133v502" svg:viewBox="0 0 3653 636">
          <text:p/>
        </draw:connector>
        <draw:connector draw:style-name="gr42" draw:text-style-name="P9" draw:layer="layout" draw:type="lines" draw:line-skew="-0.501cm" svg:x1="2.269cm" svg:y1="11.795cm" svg:x2="11cm" svg:y2="12.748cm" draw:start-shape="id21" draw:start-glue-point="2" draw:end-shape="id27" draw:end-glue-point="0" svg:d="M2269 11795l8731 451v502" svg:viewBox="0 0 8732 954">
          <text:p/>
        </draw:connector>
        <draw:connector draw:style-name="gr43" draw:text-style-name="P9" draw:layer="layout" draw:type="lines" draw:line-skew="-0.184cm" svg:x1="12.747cm" svg:y1="11.795cm" svg:x2="11cm" svg:y2="12.748cm" draw:start-shape="id24" draw:start-glue-point="2" draw:end-shape="id27" draw:end-glue-point="0" svg:d="M12747 11795v317l-1747 134v502" svg:viewBox="0 0 1748 954">
          <text:p/>
        </draw:connector>
        <draw:connector draw:style-name="gr44" draw:text-style-name="P9" draw:layer="layout" draw:type="lines" draw:line-skew="-0.184cm" svg:x1="16.239cm" svg:y1="11.795cm" svg:x2="11cm" svg:y2="12.748cm" draw:start-shape="id25" draw:start-glue-point="2" draw:end-shape="id27" draw:end-glue-point="0" svg:d="M16239 11795v317l-5239 134v502" svg:viewBox="0 0 5240 954">
          <text:p/>
        </draw:connector>
        <draw:connector draw:style-name="gr45" draw:text-style-name="P9" draw:layer="layout" draw:type="lines" draw:line-skew="-0.183cm" svg:x1="19.732cm" svg:y1="11.794cm" svg:x2="11cm" svg:y2="12.748cm" draw:start-shape="id26" draw:start-glue-point="2" draw:end-shape="id27" draw:end-glue-point="0" svg:d="M19732 11794v318l-8732 134v502" svg:viewBox="0 0 8733 955">
          <text:p/>
        </draw:connector>
        <draw:connector draw:style-name="gr46" draw:text-style-name="P9" draw:layer="layout" draw:type="line" svg:x1="23.066cm" svg:y1="9.255cm" svg:x2="23.224cm" svg:y2="10.207cm" draw:start-shape="id19" draw:start-glue-point="2" draw:end-shape="id30" draw:end-glue-point="0" svg:d="M23066 9255l158 952" svg:viewBox="0 0 159 953">
          <text:p/>
        </draw:connector>
        <draw:connector draw:style-name="gr47" draw:text-style-name="P9" draw:layer="layout" draw:type="line" svg:x1="26.876cm" svg:y1="9.254cm" svg:x2="26.717cm" svg:y2="10.208cm" draw:start-shape="id20" draw:start-glue-point="2" draw:end-shape="id31" draw:end-glue-point="0" svg:d="M26876 9254l-159 954" svg:viewBox="0 0 160 955">
          <text:p/>
        </draw:connector>
        <draw:custom-shape draw:style-name="gr48" draw:text-style-name="P11" draw:layer="layout" svg:width="2.54cm" svg:height="3.809cm" svg:x="21.32cm" svg:y="12.748cm">
          <text:p text:style-name="P10"><text:span text:style-name="T2">Legend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905cm" svg:height="0.635cm" svg:x="21.638cm" svg:y="13.7cm">
          <text:p text:style-name="P1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" draw:layer="layout" svg:width="1.905cm" svg:height="0.635cm" svg:x="21.638cm" svg:y="14.653cm">
          <text:p text:style-name="P1"><text:span text:style-name="T1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1.905cm" svg:height="0.635cm" svg:x="21.638cm" svg:y="15.605cm">
          <text:p text:style-name="P5">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8:25:25.521427642</meta:creation-date>
    <dc:date>2025-04-29T08:58:11.268128950</dc:date>
    <meta:editing-duration>PT21M57S</meta:editing-duration>
    <meta:editing-cycles>5</meta:editing-cycles>
    <meta:generator>LibreOffice/24.2.7.2$Linux_X86_64 LibreOffice_project/420$Build-2</meta:generator>
    <meta:document-statistic meta:object-count="69"/>
  </office:meta>
</office:document-meta>
</file>